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K29]-60000-[.L2]" office:value-type="float" office:value="40100" calcext:value-type="float">
            <text:p>401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0400" calcext:value-type="float">
            <text:p>2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26:.F26])" office:value-type="float" office:value="1926.33059922534" calcext:value-type="float">
            <text:p>1926.3305992253</text:p>
          </table:table-cell>
          <table:table-cell table:style-name="ce34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8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" table:formula="of:=SUM([.H4:.H28])" office:value-type="float" office:value="39978.2683982684" calcext:value-type="float">
            <text:p>39978.2683982684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193400" calcext:value-type="float">
            <text:p>193400</text:p>
          </table:table-cell>
          <table:table-cell table:style-name="ce2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149.6732026144" calcext:value-type="float">
            <text:p>37149.6732026144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table:number-columns-repeated="5"/>
          <table:table-cell table:style-name="ce2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4">00/00/0000</text:date>, <text:time style:data-style-name="N2" text:time-value="10:30:42.022486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4T10:56:37.318412747</dc:date>
    <meta:editing-duration>P10DT6H32M57S</meta:editing-duration>
    <meta:editing-cycles>3227</meta:editing-cycles>
    <meta:generator>LibreOffice/4.2.8.2$Linux_X86_64 LibreOffice_project/420m0$Build-2</meta:generator>
    <meta:document-statistic meta:table-count="19" meta:cell-count="8889" meta:object-count="0"/>
  </office:meta>
</office:document-meta>
</file>